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5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CCFF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4"/>
    <style:style style:name="ce8" style:family="table-cell" style:parent-style-name="Default" style:data-style-name="N38"/>
    <style:style style:name="ce9" style:family="table-cell" style:parent-style-name="Default" style:data-style-name="N1"/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495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2.222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_co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float" office:value="0.01" table:style-name="ce3">
            <text:p>1.00E-02</text:p>
          </table:table-cell>
          <table:table-cell office:value-type="float" office:value="0.1" table:style-name="ce3">
            <text:p>1.00E-01</text:p>
          </table:table-cell>
          <table:table-cell office:value-type="float" office:value="1" table:style-name="ce3">
            <text:p>1.00E+00</text:p>
          </table:table-cell>
          <table:table-cell office:value-type="float" office:value="10" table:style-name="ce3">
            <text:p>1.00E+01</text:p>
          </table:table-cell>
          <table:table-cell office:value-type="float" office:value="100" table:style-name="ce3">
            <text:p>1.00E+0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6.16" table:style-name="ce4">
            <text:p>76.16</text:p>
          </table:table-cell>
          <table:table-cell office:value-type="float" office:value="76.16" table:style-name="ce4">
            <text:p>76.16</text:p>
          </table:table-cell>
          <table:table-cell office:value-type="float" office:value="76.16" table:style-name="ce4">
            <text:p>76.16</text:p>
          </table:table-cell>
          <table:table-cell office:value-type="float" office:value="76.16" table:style-name="ce4">
            <text:p>76.16</text:p>
          </table:table-cell>
          <table:table-cell office:value-type="float" office:value="76.16" table:style-name="ce4">
            <text:p>76.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5.74" table:style-name="ce4">
            <text:p>285.74</text:p>
          </table:table-cell>
          <table:table-cell office:value-type="float" office:value="285.74" table:style-name="ce4">
            <text:p>285.74</text:p>
          </table:table-cell>
          <table:table-cell office:value-type="float" office:value="285.74" table:style-name="ce4">
            <text:p>285.74</text:p>
          </table:table-cell>
          <table:table-cell office:value-type="float" office:value="285.74" table:style-name="ce4">
            <text:p>285.74</text:p>
          </table:table-cell>
          <table:table-cell office:value-type="float" office:value="285.74" table:style-name="ce4">
            <text:p>285.7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10.4000000000001" table:style-name="ce4">
            <text:p>1110.4</text:p>
          </table:table-cell>
          <table:table-cell office:value-type="float" office:value="1110.4000000000001" table:style-name="ce4">
            <text:p>1110.4</text:p>
          </table:table-cell>
          <table:table-cell office:value-type="float" office:value="1110.4000000000001" table:style-name="ce4">
            <text:p>1110.4</text:p>
          </table:table-cell>
          <table:table-cell office:value-type="float" office:value="1110.4000000000001" table:style-name="ce4">
            <text:p>1110.4</text:p>
          </table:table-cell>
          <table:table-cell office:value-type="float" office:value="1110.4000000000001" table:style-name="ce4">
            <text:p>1110.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82.1000000000004" table:style-name="ce4">
            <text:p>4382.1</text:p>
          </table:table-cell>
          <table:table-cell office:value-type="float" office:value="4382.1000000000004" table:style-name="ce4">
            <text:p>4382.1</text:p>
          </table:table-cell>
          <table:table-cell office:value-type="float" office:value="4382.1000000000004" table:style-name="ce4">
            <text:p>4382.1</text:p>
          </table:table-cell>
          <table:table-cell office:value-type="float" office:value="4382.1000000000004" table:style-name="ce4">
            <text:p>4382.1</text:p>
          </table:table-cell>
          <table:table-cell office:value-type="float" office:value="4382.1000000000004" table:style-name="ce4">
            <text:p>4382.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493" table:style-name="ce4">
            <text:p>17493</text:p>
          </table:table-cell>
          <table:table-cell office:value-type="float" office:value="17493" table:style-name="ce4">
            <text:p>17493</text:p>
          </table:table-cell>
          <table:table-cell office:value-type="float" office:value="17493" table:style-name="ce4">
            <text:p>17493</text:p>
          </table:table-cell>
          <table:table-cell office:value-type="float" office:value="17493" table:style-name="ce4">
            <text:p>17493</text:p>
          </table:table-cell>
          <table:table-cell office:value-type="float" office:value="17493" table:style-name="ce4">
            <text:p>1749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972" table:formula="of:=[.B7]*4" table:style-name="ce5">
            <text:p>69972</text:p>
          </table:table-cell>
          <table:table-cell office:value-type="float" office:value="69972" table:formula="of:=[.C7]*4" table:style-name="ce5">
            <text:p>69972</text:p>
          </table:table-cell>
          <table:table-cell office:value-type="float" office:value="69972" table:formula="of:=[.D7]*4" table:style-name="ce5">
            <text:p>69972</text:p>
          </table:table-cell>
          <table:table-cell office:value-type="float" office:value="69972" table:formula="of:=[.E7]*4" table:style-name="ce5">
            <text:p>69972</text:p>
          </table:table-cell>
          <table:table-cell office:value-type="float" office:value="69972" table:formula="of:=[.F7]*4" table:style-name="ce5">
            <text:p>6997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9888" table:formula="of:=[.B8]*4" table:style-name="ce5">
            <text:p>279888</text:p>
          </table:table-cell>
          <table:table-cell office:value-type="float" office:value="279888" table:formula="of:=[.C8]*4" table:style-name="ce5">
            <text:p>279888</text:p>
          </table:table-cell>
          <table:table-cell office:value-type="float" office:value="279888" table:formula="of:=[.D8]*4" table:style-name="ce5">
            <text:p>279888</text:p>
          </table:table-cell>
          <table:table-cell office:value-type="float" office:value="279888" table:formula="of:=[.E8]*4" table:style-name="ce5">
            <text:p>279888</text:p>
          </table:table-cell>
          <table:table-cell office:value-type="float" office:value="279888" table:formula="of:=[.F8]*4" table:style-name="ce5">
            <text:p>27988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19552" table:formula="of:=[.B9]*4" table:style-name="ce5">
            <text:p>1119552</text:p>
          </table:table-cell>
          <table:table-cell office:value-type="float" office:value="1119552" table:formula="of:=[.C9]*4" table:style-name="ce5">
            <text:p>1119552</text:p>
          </table:table-cell>
          <table:table-cell office:value-type="float" office:value="1119552" table:formula="of:=[.D9]*4" table:style-name="ce5">
            <text:p>1119552</text:p>
          </table:table-cell>
          <table:table-cell office:value-type="float" office:value="1119552" table:formula="of:=[.E9]*4" table:style-name="ce5">
            <text:p>1119552</text:p>
          </table:table-cell>
          <table:table-cell office:value-type="float" office:value="1119552" table:formula="of:=[.F9]*4" table:style-name="ce5">
            <text:p>111955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78208" table:formula="of:=[.B10]*4" table:style-name="ce5">
            <text:p>4478208</text:p>
          </table:table-cell>
          <table:table-cell office:value-type="float" office:value="4478208" table:formula="of:=[.C10]*4" table:style-name="ce5">
            <text:p>4478208</text:p>
          </table:table-cell>
          <table:table-cell office:value-type="float" office:value="4478208" table:formula="of:=[.D10]*4" table:style-name="ce5">
            <text:p>4478208</text:p>
          </table:table-cell>
          <table:table-cell office:value-type="float" office:value="4478208" table:formula="of:=[.E10]*4" table:style-name="ce5">
            <text:p>4478208</text:p>
          </table:table-cell>
          <table:table-cell office:value-type="float" office:value="4478208" table:formula="of:=[.F10]*4" table:style-name="ce5">
            <text:p>447820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912832" table:formula="of:=[.B11]*4" table:style-name="ce5">
            <text:p>17912832</text:p>
          </table:table-cell>
          <table:table-cell office:value-type="float" office:value="17912832" table:formula="of:=[.C11]*4" table:style-name="ce5">
            <text:p>17912832</text:p>
          </table:table-cell>
          <table:table-cell office:value-type="float" office:value="17912832" table:formula="of:=[.D11]*4" table:style-name="ce5">
            <text:p>17912832</text:p>
          </table:table-cell>
          <table:table-cell office:value-type="float" office:value="17912832" table:formula="of:=[.E11]*4" table:style-name="ce5">
            <text:p>17912832</text:p>
          </table:table-cell>
          <table:table-cell office:value-type="float" office:value="17912832" table:formula="of:=[.F11]*4" table:style-name="ce5">
            <text:p>17912832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solu_grad_2ndd" table:style-name="ta1"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2" table:default-cell-style-name="ce1"/>
        <table:table-column table:style-name="co1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2">
            <text:p>Surface</text:p>
          </table:table-cell>
          <table:table-cell office:value-type="string" table:number-columns-spanned="5" table:number-rows-spanned="1" table:style-name="ce11">
            <text:p>c</text:p>
          </table:table-cell>
          <table:covered-table-cell table:number-columns-repeated="4"/>
          <table:table-cell table:number-columns-repeated="4" table:style-name="ce1"/>
          <table:table-cell table:style-name="ce6"/>
          <table:table-cell table:number-columns-repeated="16373" table:style-name="ce1"/>
        </table:table-row>
        <table:table-row table:style-name="ro1">
          <table:table-cell office:value-type="string" table:style-name="ce1">
            <text:p>refine</text:p>
          </table:table-cell>
          <table:table-cell office:value-type="float" office:value="0.01" table:style-name="ce7">
            <text:p>0.01</text:p>
          </table:table-cell>
          <table:table-cell office:value-type="float" office:value="0.1" table:style-name="ce7">
            <text:p>0.10</text:p>
          </table:table-cell>
          <table:table-cell office:value-type="float" office:value="1" table:style-name="ce7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100" table:style-name="ce7">
            <text:p>100.0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151399999999998E-12" table:style-name="ce8">
            <text:p>2.02E-012</text:p>
          </table:table-cell>
          <table:table-cell office:value-type="float" office:value="1.99405E-14" table:style-name="ce8">
            <text:p>1.99E-014</text:p>
          </table:table-cell>
          <table:table-cell office:value-type="float" office:value="2.02818E-16" table:style-name="ce8">
            <text:p>2.03E-016</text:p>
          </table:table-cell>
          <table:table-cell office:value-type="float" office:value="1.8776100000000001E-18" table:style-name="ce8">
            <text:p>1.88E-018</text:p>
          </table:table-cell>
          <table:table-cell office:value-type="float" office:value="1.22661E-20" table:style-name="ce8">
            <text:p>1.23E-020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39499999999996E-12" table:style-name="ce8">
            <text:p>3.79E-012</text:p>
          </table:table-cell>
          <table:table-cell office:value-type="float" office:value="3.0669100000000001E-14" table:style-name="ce8">
            <text:p>3.07E-014</text:p>
          </table:table-cell>
          <table:table-cell office:value-type="float" office:value="3.87521E-16" table:style-name="ce8">
            <text:p>3.88E-016</text:p>
          </table:table-cell>
          <table:table-cell office:value-type="float" office:value="4.8717699999999998E-18" table:style-name="ce8">
            <text:p>4.87E-018</text:p>
          </table:table-cell>
          <table:table-cell office:value-type="float" office:value="4.34499E-20" table:style-name="ce8">
            <text:p>4.34E-020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8906E-11" table:style-name="ce8">
            <text:p>1.79E-011</text:p>
          </table:table-cell>
          <table:table-cell office:value-type="float" office:value="1.8386900000000001E-13" table:style-name="ce8">
            <text:p>1.84E-013</text:p>
          </table:table-cell>
          <table:table-cell office:value-type="float" office:value="1.65543E-15" table:style-name="ce8">
            <text:p>1.66E-015</text:p>
          </table:table-cell>
          <table:table-cell office:value-type="float" office:value="1.9049899999999999E-17" table:style-name="ce8">
            <text:p>1.90E-017</text:p>
          </table:table-cell>
          <table:table-cell office:value-type="float" office:value="1.87832E-19" table:style-name="ce8">
            <text:p>1.88E-019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6186500000000006E-11" table:style-name="ce8">
            <text:p>7.62E-011</text:p>
          </table:table-cell>
          <table:table-cell office:value-type="float" office:value="7.1238199999999998E-13" table:style-name="ce8">
            <text:p>7.12E-013</text:p>
          </table:table-cell>
          <table:table-cell office:value-type="float" office:value="7.6865200000000001E-15" table:style-name="ce8">
            <text:p>7.69E-015</text:p>
          </table:table-cell>
          <table:table-cell office:value-type="float" office:value="7.3079400000000006E-17" table:style-name="ce8">
            <text:p>7.31E-017</text:p>
          </table:table-cell>
          <table:table-cell office:value-type="float" office:value="7.5403399999999996E-19" table:style-name="ce8">
            <text:p>7.54E-01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3646900000000002E-10" table:style-name="ce8">
            <text:p>3.36E-010</text:p>
          </table:table-cell>
          <table:table-cell office:value-type="float" office:value="3.5201999999999999E-12" table:style-name="ce8">
            <text:p>3.52E-012</text:p>
          </table:table-cell>
          <table:table-cell office:value-type="float" office:value="3.4754799999999997E-14" table:style-name="ce8">
            <text:p>3.48E-014</text:p>
          </table:table-cell>
          <table:table-cell office:value-type="float" office:value="3.4807400000000002E-16" table:style-name="ce8">
            <text:p>3.48E-016</text:p>
          </table:table-cell>
          <table:table-cell office:value-type="float" office:value="3.4508600000000001E-18" table:style-name="ce8">
            <text:p>3.45E-018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123499999999999E-9" table:style-name="ce8">
            <text:p>1.61E-009</text:p>
          </table:table-cell>
          <table:table-cell office:value-type="float" office:value="1.6268100000000001E-11" table:style-name="ce8">
            <text:p>1.63E-011</text:p>
          </table:table-cell>
          <table:table-cell office:value-type="float" office:value="1.61989E-13" table:style-name="ce8">
            <text:p>1.62E-013</text:p>
          </table:table-cell>
          <table:table-cell office:value-type="float" office:value="1.6182799999999999E-15" table:style-name="ce8">
            <text:p>1.62E-015</text:p>
          </table:table-cell>
          <table:table-cell office:value-type="float" office:value="1.63341E-17" table:style-name="ce8">
            <text:p>1.63E-017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8947500000000003E-9" table:style-name="ce8">
            <text:p>7.89E-009</text:p>
          </table:table-cell>
          <table:table-cell office:value-type="float" office:value="7.9263400000000004E-11" table:style-name="ce8">
            <text:p>7.93E-011</text:p>
          </table:table-cell>
          <table:table-cell office:value-type="float" office:value="7.9395299999999998E-13" table:style-name="ce8">
            <text:p>7.94E-013</text:p>
          </table:table-cell>
          <table:table-cell office:value-type="float" office:value="7.9369700000000001E-15" table:style-name="ce8">
            <text:p>7.94E-015</text:p>
          </table:table-cell>
          <table:table-cell office:value-type="float" office:value="7.9057399999999997E-17" table:style-name="ce8">
            <text:p>7.91E-017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1189299999999999E-8" table:style-name="ce8">
            <text:p>3.12E-008</text:p>
          </table:table-cell>
          <table:table-cell office:value-type="float" office:value="3.1080499999999999E-10" table:style-name="ce8">
            <text:p>3.11E-010</text:p>
          </table:table-cell>
          <table:table-cell office:value-type="float" office:value="3.11603E-12" table:style-name="ce8">
            <text:p>3.12E-012</text:p>
          </table:table-cell>
          <table:table-cell office:value-type="float" office:value="3.1100600000000001E-14" table:style-name="ce8">
            <text:p>3.11E-014</text:p>
          </table:table-cell>
          <table:table-cell office:value-type="float" office:value="3.1093900000000001E-16" table:style-name="ce8">
            <text:p>3.11E-016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office:value-type="string" table:style-name="ce9">
            <text:p>0</text:p>
            <draw:frame draw:z-index="1" draw:id="id0" draw:style-name="a0" draw:name="Chart 4" svg:x="0.9125in" svg:y="0.13333in" svg:width="6.02917in" svg:height="2.9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2" table:style-name="ro1"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3" table:style-name="ce1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office:value-type="string" table:style-name="ce2">
            <text:p>Gradient</text:p>
          </table:table-cell>
          <table:table-cell office:value-type="string" table:number-columns-spanned="5" table:number-rows-spanned="1" table:style-name="ce11">
            <text:p>c</text:p>
          </table:table-cell>
          <table:covered-table-cell table:number-columns-repeated="4"/>
          <table:table-cell table:number-columns-repeated="4" table:style-name="ce1"/>
          <table:table-cell table:style-name="ce6"/>
          <table:table-cell table:number-columns-repeated="16373" table:style-name="ce1"/>
        </table:table-row>
        <table:table-row table:style-name="ro1">
          <table:table-cell office:value-type="string" table:style-name="ce1">
            <text:p>refine</text:p>
          </table:table-cell>
          <table:table-cell office:value-type="float" office:value="0.01" table:style-name="ce7">
            <text:p>0.01</text:p>
          </table:table-cell>
          <table:table-cell office:value-type="float" office:value="0.1" table:style-name="ce7">
            <text:p>0.10</text:p>
          </table:table-cell>
          <table:table-cell office:value-type="float" office:value="1" table:style-name="ce7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100" table:style-name="ce7">
            <text:p>100.00</text:p>
          </table:table-cell>
          <table:table-cell table:number-columns-repeated="5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9860399999999993E-12" table:style-name="ce8">
            <text:p>9.99E-012</text:p>
          </table:table-cell>
          <table:table-cell office:value-type="float" office:value="1.10808E-13" table:style-name="ce8">
            <text:p>1.11E-013</text:p>
          </table:table-cell>
          <table:table-cell office:value-type="float" office:value="9.5833600000000004E-16" table:style-name="ce8">
            <text:p>9.58E-016</text:p>
          </table:table-cell>
          <table:table-cell office:value-type="float" office:value="1.16735E-17" table:style-name="ce8">
            <text:p>1.17E-017</text:p>
          </table:table-cell>
          <table:table-cell office:value-type="float" office:value="9.4596199999999998E-20" table:style-name="ce8">
            <text:p>9.46E-02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04249E-11" table:style-name="ce8">
            <text:p>2.04E-011</text:p>
          </table:table-cell>
          <table:table-cell office:value-type="float" office:value="1.9623699999999999E-13" table:style-name="ce8">
            <text:p>1.96E-013</text:p>
          </table:table-cell>
          <table:table-cell office:value-type="float" office:value="2.0121000000000001E-15" table:style-name="ce8">
            <text:p>2.01E-015</text:p>
          </table:table-cell>
          <table:table-cell office:value-type="float" office:value="2.34766E-17" table:style-name="ce8">
            <text:p>2.35E-017</text:p>
          </table:table-cell>
          <table:table-cell office:value-type="float" office:value="2.1409200000000001E-19" table:style-name="ce8">
            <text:p>2.14E-019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397199999999997E-11" table:style-name="ce8">
            <text:p>7.04E-011</text:p>
          </table:table-cell>
          <table:table-cell office:value-type="float" office:value="7.1666E-13" table:style-name="ce8">
            <text:p>7.17E-013</text:p>
          </table:table-cell>
          <table:table-cell office:value-type="float" office:value="6.79384E-15" table:style-name="ce8">
            <text:p>6.79E-015</text:p>
          </table:table-cell>
          <table:table-cell office:value-type="float" office:value="7.4146E-17" table:style-name="ce8">
            <text:p>7.41E-017</text:p>
          </table:table-cell>
          <table:table-cell office:value-type="float" office:value="7.3289999999999997E-19" table:style-name="ce8">
            <text:p>7.33E-019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9166899999999998E-10" table:style-name="ce8">
            <text:p>2.92E-010</text:p>
          </table:table-cell>
          <table:table-cell office:value-type="float" office:value="2.7376E-12" table:style-name="ce8">
            <text:p>2.74E-012</text:p>
          </table:table-cell>
          <table:table-cell office:value-type="float" office:value="2.9173100000000001E-14" table:style-name="ce8">
            <text:p>2.92E-014</text:p>
          </table:table-cell>
          <table:table-cell office:value-type="float" office:value="2.7808299999999998E-16" table:style-name="ce8">
            <text:p>2.78E-016</text:p>
          </table:table-cell>
          <table:table-cell office:value-type="float" office:value="2.8786800000000001E-18" table:style-name="ce8">
            <text:p>2.88E-018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3486E-9" table:style-name="ce8">
            <text:p>1.23E-009</text:p>
          </table:table-cell>
          <table:table-cell office:value-type="float" office:value="1.2992500000000001E-11" table:style-name="ce8">
            <text:p>1.30E-011</text:p>
          </table:table-cell>
          <table:table-cell office:value-type="float" office:value="1.27066E-13" table:style-name="ce8">
            <text:p>1.27E-013</text:p>
          </table:table-cell>
          <table:table-cell office:value-type="float" office:value="1.2783800000000001E-15" table:style-name="ce8">
            <text:p>1.28E-015</text:p>
          </table:table-cell>
          <table:table-cell office:value-type="float" office:value="1.2633E-17" table:style-name="ce8">
            <text:p>1.26E-017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8557400000000003E-9" table:style-name="ce8">
            <text:p>5.86E-009</text:p>
          </table:table-cell>
          <table:table-cell office:value-type="float" office:value="5.9064300000000001E-11" table:style-name="ce8">
            <text:p>5.91E-011</text:p>
          </table:table-cell>
          <table:table-cell office:value-type="float" office:value="5.8763399999999998E-13" table:style-name="ce8">
            <text:p>5.88E-013</text:p>
          </table:table-cell>
          <table:table-cell office:value-type="float" office:value="5.8773199999999998E-15" table:style-name="ce8">
            <text:p>5.88E-015</text:p>
          </table:table-cell>
          <table:table-cell office:value-type="float" office:value="5.9498199999999997E-17" table:style-name="ce8">
            <text:p>5.95E-017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84713E-8" table:style-name="ce8">
            <text:p>2.85E-008</text:p>
          </table:table-cell>
          <table:table-cell office:value-type="float" office:value="2.8585900000000003E-10" table:style-name="ce8">
            <text:p>2.86E-010</text:p>
          </table:table-cell>
          <table:table-cell office:value-type="float" office:value="2.8651999999999999E-12" table:style-name="ce8">
            <text:p>2.87E-012</text:p>
          </table:table-cell>
          <table:table-cell office:value-type="float" office:value="2.8630900000000002E-14" table:style-name="ce8">
            <text:p>2.86E-014</text:p>
          </table:table-cell>
          <table:table-cell office:value-type="float" office:value="2.8514299999999999E-16" table:style-name="ce8">
            <text:p>2.85E-016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135400000000001E-7" table:style-name="ce8">
            <text:p>1.11E-007</text:p>
          </table:table-cell>
          <table:table-cell office:value-type="float" office:value="1.1093999999999999E-9" table:style-name="ce8">
            <text:p>1.11E-009</text:p>
          </table:table-cell>
          <table:table-cell office:value-type="float" office:value="1.1126400000000001E-11" table:style-name="ce8">
            <text:p>1.11E-011</text:p>
          </table:table-cell>
          <table:table-cell office:value-type="float" office:value="1.1104899999999999E-13" table:style-name="ce8">
            <text:p>1.11E-013</text:p>
          </table:table-cell>
          <table:table-cell office:value-type="float" office:value="1.11025E-15" table:style-name="ce8">
            <text:p>1.11E-015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string" table:style-name="ce2">
            <text:p>second derivative</text:p>
          </table:table-cell>
          <table:table-cell office:value-type="string" table:number-columns-spanned="5" table:number-rows-spanned="1" table:style-name="ce11">
            <text:p>c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refine</text:p>
          </table:table-cell>
          <table:table-cell office:value-type="float" office:value="0.01" table:style-name="ce7">
            <text:p>0.01</text:p>
          </table:table-cell>
          <table:table-cell office:value-type="float" office:value="0.1" table:style-name="ce7">
            <text:p>0.10</text:p>
          </table:table-cell>
          <table:table-cell office:value-type="float" office:value="1" table:style-name="ce7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100" table:style-name="ce7">
            <text:p>100.0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246299999999999E-10" table:style-name="ce8">
            <text:p>2.02E-010</text:p>
          </table:table-cell>
          <table:table-cell office:value-type="float" office:value="2.3084000000000001E-12" table:style-name="ce8">
            <text:p>2.31E-012</text:p>
          </table:table-cell>
          <table:table-cell office:value-type="float" office:value="2.1545700000000001E-14" table:style-name="ce8">
            <text:p>2.15E-014</text:p>
          </table:table-cell>
          <table:table-cell office:value-type="float" office:value="2.2393099999999999E-16" table:style-name="ce8">
            <text:p>2.24E-016</text:p>
          </table:table-cell>
          <table:table-cell office:value-type="float" office:value="2.3344400000000002E-18" table:style-name="ce8">
            <text:p>2.33E-018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3630600000000005E-10" table:style-name="ce8">
            <text:p>8.36E-010</text:p>
          </table:table-cell>
          <table:table-cell office:value-type="float" office:value="9.2184900000000006E-12" table:style-name="ce8">
            <text:p>9.22E-012</text:p>
          </table:table-cell>
          <table:table-cell office:value-type="float" office:value="8.7695100000000006E-14" table:style-name="ce8">
            <text:p>8.77E-014</text:p>
          </table:table-cell>
          <table:table-cell office:value-type="float" office:value="8.0121500000000004E-16" table:style-name="ce8">
            <text:p>8.01E-016</text:p>
          </table:table-cell>
          <table:table-cell office:value-type="float" office:value="7.6750400000000001E-18" table:style-name="ce8">
            <text:p>7.68E-018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921699999999999E-9" table:style-name="ce8">
            <text:p>3.39E-009</text:p>
          </table:table-cell>
          <table:table-cell office:value-type="float" office:value="3.3764400000000002E-11" table:style-name="ce8">
            <text:p>3.38E-011</text:p>
          </table:table-cell>
          <table:table-cell office:value-type="float" office:value="3.4213699999999998E-13" table:style-name="ce8">
            <text:p>3.42E-013</text:p>
          </table:table-cell>
          <table:table-cell office:value-type="float" office:value="3.1946800000000001E-15" table:style-name="ce8">
            <text:p>3.19E-015</text:p>
          </table:table-cell>
          <table:table-cell office:value-type="float" office:value="3.4779299999999998E-17" table:style-name="ce8">
            <text:p>3.48E-017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9224E-8" table:style-name="ce8">
            <text:p>1.29E-008</text:p>
          </table:table-cell>
          <table:table-cell office:value-type="float" office:value="1.2675400000000001E-10" table:style-name="ce8">
            <text:p>1.27E-010</text:p>
          </table:table-cell>
          <table:table-cell office:value-type="float" office:value="1.2920600000000001E-12" table:style-name="ce8">
            <text:p>1.29E-012</text:p>
          </table:table-cell>
          <table:table-cell office:value-type="float" office:value="1.25013E-14" table:style-name="ce8">
            <text:p>1.25E-014</text:p>
          </table:table-cell>
          <table:table-cell office:value-type="float" office:value="1.2554599999999999E-16" table:style-name="ce8">
            <text:p>1.26E-016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8840099999999998E-8" table:style-name="ce8">
            <text:p>4.88E-008</text:p>
          </table:table-cell>
          <table:table-cell office:value-type="float" office:value="4.96573E-10" table:style-name="ce8">
            <text:p>4.97E-010</text:p>
          </table:table-cell>
          <table:table-cell office:value-type="float" office:value="4.9159499999999999E-12" table:style-name="ce8">
            <text:p>4.92E-012</text:p>
          </table:table-cell>
          <table:table-cell office:value-type="float" office:value="4.9135600000000003E-14" table:style-name="ce8">
            <text:p>4.91E-014</text:p>
          </table:table-cell>
          <table:table-cell office:value-type="float" office:value="4.93728E-16" table:style-name="ce8">
            <text:p>4.94E-016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93867E-7" table:style-name="ce8">
            <text:p>1.94E-007</text:p>
          </table:table-cell>
          <table:table-cell office:value-type="float" office:value="1.94136E-9" table:style-name="ce8">
            <text:p>1.94E-009</text:p>
          </table:table-cell>
          <table:table-cell office:value-type="float" office:value="1.92718E-11" table:style-name="ce8">
            <text:p>1.93E-011</text:p>
          </table:table-cell>
          <table:table-cell office:value-type="float" office:value="1.9527900000000001E-13" table:style-name="ce8">
            <text:p>1.95E-013</text:p>
          </table:table-cell>
          <table:table-cell office:value-type="float" office:value="1.9322000000000001E-15" table:style-name="ce8">
            <text:p>1.93E-015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5672900000000005E-7" table:style-name="ce8">
            <text:p>7.57E-007</text:p>
          </table:table-cell>
          <table:table-cell office:value-type="float" office:value="7.5036499999999998E-9" table:style-name="ce8">
            <text:p>7.50E-009</text:p>
          </table:table-cell>
          <table:table-cell office:value-type="float" office:value="7.5210899999999994E-11" table:style-name="ce8">
            <text:p>7.52E-011</text:p>
          </table:table-cell>
          <table:table-cell office:value-type="float" office:value="7.5543400000000003E-13" table:style-name="ce8">
            <text:p>7.55E-013</text:p>
          </table:table-cell>
          <table:table-cell office:value-type="float" office:value="7.5409599999999994E-15" table:style-name="ce8">
            <text:p>7.54E-015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88178E-6" table:style-name="ce8">
            <text:p>2.88E-006</text:p>
          </table:table-cell>
          <table:table-cell office:value-type="float" office:value="2.8740000000000001E-8" table:style-name="ce8">
            <text:p>2.87E-008</text:p>
          </table:table-cell>
          <table:table-cell office:value-type="float" office:value="2.8730699999999999E-10" table:style-name="ce8">
            <text:p>2.87E-010</text:p>
          </table:table-cell>
          <table:table-cell office:value-type="float" office:value="2.87858E-12" table:style-name="ce8">
            <text:p>2.88E-012</text:p>
          </table:table-cell>
          <table:table-cell office:value-type="float" office:value="2.8775000000000002E-14" table:style-name="ce8">
            <text:p>2.88E-014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8">
            <text:p>0</text:p>
          </table:table-cell>
          <table:table-cell office:value-type="string" table:style-name="ce8">
            <text:p>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8">
            <text:p>0</text:p>
          </table:table-cell>
          <table:table-cell office:value-type="string" table:style-name="ce8">
            <text:p>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office:value-type="float" office:value="0" table:style-name="ce8">
            <text:p>0.00E+00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8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8">
            <text:p>0</text:p>
          </table:table-cell>
          <table:table-cell table:number-columns-repeated="2" table:style-name="ce1"/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8">
            <text:p>0</text:p>
          </table:table-cell>
          <table:table-cell table:number-columns-repeated="2" table:style-name="ce1"/>
          <table:table-cell office:value-type="string" table:style-name="ce8">
            <text:p>0</text:p>
          </table:table-cell>
          <table:table-cell office:value-type="string" table:style-name="ce9">
            <text:p>0</text:p>
          </table:table-cell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048527" table:style-name="ro1">
          <table:table-cell table:number-columns-repeated="16384"/>
        </table:table-row>
      </table:table>
      <table:table table:name="'file:///C:/Users/LIUJI/Dropbox/3_writing/1_paper/1_preparation/1_lagrangian/2_2d/2_figure/4_alpha_R_against_u_L2/2_u_1_over_c_x_m_0p5_square/offset_summary_2D_pois_pxm0p5squared_rect01_DiriNeum_MM_PPdisc_normal_denom_variant.ods'#ndofs_as_horizontal" table:style-name="ta2">
        <table:table-source xlink:href="file:///C:/Users/LIUJI/Dropbox/3_writing/1_paper/1_preparation/1_lagrangian/2_2d/2_figure/4_alpha_R_against_u_L2/2_u_1_over_c_x_m_0p5_square/offset_summary_2D_pois_pxm0p5squared_rect01_DiriNeum_MM_PPdisc_normal_denom_variant.ods" table:table-name="ndofs_as_horizont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LIUJI/Dropbox/3_writing/1_paper/1_preparation/1_lagrangian/2_2d/2_figure/4_alpha_R_against_u_L2/2_u_1_over_c_x_m_0p5_square/offset_summary_2D_pois_pxm0p5squared_rect01_DiriNeum_MM_PPdisc_normal_denom_variant.ods'#ncond_as_horizontal" table:style-name="ta2">
        <table:table-source xlink:href="file:///C:/Users/LIUJI/Dropbox/3_writing/1_paper/1_preparation/1_lagrangian/2_2d/2_figure/4_alpha_R_against_u_L2/2_u_1_over_c_x_m_0p5_square/offset_summary_2D_pois_pxm0p5squared_rect01_DiriNeum_MM_PPdisc_normal_denom_variant.ods" table:table-name="ncond_as_horizont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string" office:string-value="u"/>
          <table:table-cell office:value-type="string" office:string-value="\nabla u"/>
          <table:table-cell office:value-type="string" office:string-value="\Delta u"/>
          <table:table-cell table:number-columns-repeated="16379"/>
        </table:table-row>
        <table:table-row>
          <table:table-cell/>
          <table:table-cell office:value-type="float" office:value="1120"/>
          <table:table-cell office:value-type="float" office:value="2E-14"/>
          <table:table-cell office:value-type="float" office:value="1E-13"/>
          <table:table-cell office:value-type="float" office:value="2E-12"/>
          <table:table-cell table:number-columns-repeated="16379"/>
        </table:table-row>
        <table:table-row>
          <table:table-cell/>
          <table:table-cell office:value-type="float" office:value="11.2"/>
          <table:table-cell office:value-type="float" office:value="2E-16"/>
          <table:table-cell office:value-type="float" office:value="1.0000000000000001E-15"/>
          <table:table-cell office:value-type="float" office:value="2E-14"/>
          <table:table-cell table:number-columns-repeated="16379"/>
        </table:table-row>
        <table:table-row>
          <table:table-cell/>
          <table:table-cell office:value-type="float" office:value="0.112"/>
          <table:table-cell office:value-type="float" office:value="2.0000000000000001E-18"/>
          <table:table-cell office:value-type="float" office:value="1.0000000000000001E-17"/>
          <table:table-cell office:value-type="float" office:value="2E-16"/>
          <table:table-cell table:number-columns-repeated="16379"/>
        </table:table-row>
        <table:table-row>
          <table:table-cell/>
          <table:table-cell office:value-type="float" office:value="1.1199999999999999E-3"/>
          <table:table-cell office:value-type="float" office:value="1.9999999999999999E-20"/>
          <table:table-cell office:value-type="float" office:value="9.9999999999999998E-20"/>
          <table:table-cell office:value-type="float" office:value="2.0000000000000001E-18"/>
          <table:table-cell table:number-columns-repeated="16379"/>
        </table:table-row>
        <table:table-row>
          <table:table-cell/>
          <table:table-cell office:value-type="float" office:value="1.1199999999999999E-5"/>
          <table:table-cell office:value-type="float" office:value="2.0000000000000001E-22"/>
          <table:table-cell office:value-type="float" office:value="9.9999999999999991E-22"/>
          <table:table-cell office:value-type="float" office:value="1.9999999999999999E-20"/>
          <table:table-cell table:number-columns-repeated="16379"/>
        </table:table-row>
        <table:table-row table:number-rows-repeated="1048564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8" number:min-integer-digits="1"/>
    </number:number-style>
    <number:number-style style:name="N38">
      <number:scientific-number number:decimal-places="2" number:min-integer-digits="1" number:min-exponent-digits="3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8-20T13:18:57Z</dc:date>
    <meta:editing-cycles>250</meta:editing-cycles>
    <meta:editing-duration>PT91429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scientific-number number:decimal-places="2" number:min-integer-digits="1" number:min-exponent-digits="3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50" chart:overlap="100" chart:link-data-style-to-source="true" chart:visible="true" chart:logarithmic="true" chart:maximum="1E-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true" chart:tick-marks-major-inner="tru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2.3999212598425pt" svg:width="434.1002362204724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point chart:repeated="5"/>
          </chart:series>
          <chart:series chart:label-cell-address="local-table.$G$1" chart:values-cell-range-address="local-table.$G$2:.$G$6" chart:class="chart:scatter" chart:attached-axis="primary-y" chart:style-name="G0S2">
            <chart:domain table:cell-range-address="local-table.$F$2:.$F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u</text:p>
              </table:table-cell>
              <table:table-cell/>
              <table:table-cell office:value-type="string">
                <text:p>\nabla u</text:p>
              </table:table-cell>
              <table:table-cell/>
              <table:table-cell office:value-type="string">
                <text:p>\Delta u</text:p>
              </table:table-cell>
            </table:table-row>
          </table:table-header-rows>
          <table:table-row>
            <table:table-cell office:value-type="string">
              <text:p>1.00E+000</text:p>
            </table:table-cell>
            <table:table-cell office:value-type="float" office:value="1120"/>
            <table:table-cell office:value-type="float" office:value="2E-14"/>
            <table:table-cell office:value-type="float" office:value="1120"/>
            <table:table-cell office:value-type="float" office:value="1E-13"/>
            <table:table-cell office:value-type="float" office:value="1120"/>
            <table:table-cell office:value-type="float" office:value="2E-12"/>
          </table:table-row>
          <table:table-row>
            <table:table-cell office:value-type="string">
              <text:p>2.00E+000</text:p>
            </table:table-cell>
            <table:table-cell office:value-type="float" office:value="11.2"/>
            <table:table-cell office:value-type="float" office:value="2E-16"/>
            <table:table-cell office:value-type="float" office:value="11.2"/>
            <table:table-cell office:value-type="float" office:value="1.0000000000000001E-15"/>
            <table:table-cell office:value-type="float" office:value="11.2"/>
            <table:table-cell office:value-type="float" office:value="2E-14"/>
          </table:table-row>
          <table:table-row>
            <table:table-cell office:value-type="string">
              <text:p>3.00E+000</text:p>
            </table:table-cell>
            <table:table-cell office:value-type="float" office:value="0.112"/>
            <table:table-cell office:value-type="float" office:value="2.0000000000000001E-18"/>
            <table:table-cell office:value-type="float" office:value="0.112"/>
            <table:table-cell office:value-type="float" office:value="1.0000000000000001E-17"/>
            <table:table-cell office:value-type="float" office:value="0.112"/>
            <table:table-cell office:value-type="float" office:value="2E-16"/>
          </table:table-row>
          <table:table-row>
            <table:table-cell office:value-type="string">
              <text:p>4.00E+000</text:p>
            </table:table-cell>
            <table:table-cell office:value-type="float" office:value="1.1199999999999999E-3"/>
            <table:table-cell office:value-type="float" office:value="1.9999999999999999E-20"/>
            <table:table-cell office:value-type="float" office:value="1.1199999999999999E-3"/>
            <table:table-cell office:value-type="float" office:value="9.9999999999999998E-20"/>
            <table:table-cell office:value-type="float" office:value="1.1199999999999999E-3"/>
            <table:table-cell office:value-type="float" office:value="2.0000000000000001E-18"/>
          </table:table-row>
          <table:table-row>
            <table:table-cell office:value-type="string">
              <text:p>5.00E+000</text:p>
            </table:table-cell>
            <table:table-cell office:value-type="float" office:value="1.1199999999999999E-5"/>
            <table:table-cell office:value-type="float" office:value="2.0000000000000001E-22"/>
            <table:table-cell office:value-type="float" office:value="1.1199999999999999E-5"/>
            <table:table-cell office:value-type="float" office:value="9.9999999999999991E-22"/>
            <table:table-cell office:value-type="float" office:value="1.1199999999999999E-5"/>
            <table:table-cell office:value-type="float" office:value="1.9999999999999999E-2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